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row>
              <mi>σ</mi>
              <mo stretchy="false">=</mo>
              <mi>√</mi>
            </mrow>
            <mrow>
              <mo fence="true" stretchy="false">(</mo>
              <mrow>
                <mrow>
                  <mi>Σ</mi>
                  <mrow>
                    <mo fence="true" stretchy="false">(</mo>
                    <mrow>
                      <mrow>
                        <mi mathvariant="italic">xi</mi>
                        <mo stretchy="false">−</mo>
                        <mi>µ</mi>
                      </mrow>
                    </mrow>
                    <mo fence="true" stretchy="false">)</mo>
                  </mrow>
                  <mrow>
                    <mn>²</mn>
                    <mo stretchy="false">/</mo>
                    <mi>N</mi>
                  </mrow>
                </mrow>
              </mrow>
              <mo fence="true" stretchy="false">)</mo>
            </mrow>
          </mrow>
        </mtd>
      </mtr>
      <mtr>
        <mtd>
          <mrow>
            <mi mathvariant="italic">Beispiel</mi>
            <mi mathvariant="normal">:</mi>
          </mrow>
        </mtd>
      </mtr>
      <mtr>
        <mtd>
          <mrow/>
        </mtd>
      </mtr>
      <mtr>
        <mtd>
          <mrow>
            <mi mathvariant="italic">Angenommen</mi>
            <mi>,</mi>
            <mi mathvariant="italic">wir</mi>
            <mi mathvariant="italic">haben</mi>
            <mi mathvariant="italic">eine</mi>
            <mi mathvariant="italic">Stichprobe</mi>
            <mi mathvariant="italic">von</mi>
            <mn>5</mn>
            <mi mathvariant="italic">Werten</mi>
            <mi>,</mi>
            <mi mathvariant="italic">die</mi>
            <mi mathvariant="italic">die</mi>
            <mrow>
              <mi mathvariant="italic">Punktzahlen</mi>
              <mo stretchy="false">∈</mo>
              <mi mathvariant="italic">einem</mi>
            </mrow>
          </mrow>
        </mtd>
      </mtr>
      <mtr>
        <mtd>
          <mrow>
            <mi mathvariant="italic">Mathetest</mi>
            <mi mathvariant="italic">darstellen</mi>
            <mi mathvariant="normal">:</mi>
            <mrow>
              <mo fence="true" stretchy="false">(</mo>
              <mrow>
                <mrow>
                  <mn>80</mn>
                  <mi>,</mi>
                  <mn>85</mn>
                  <mi>,</mi>
                  <mn>88</mn>
                  <mi>,</mi>
                  <mn>92</mn>
                  <mn>,95</mn>
                </mrow>
              </mrow>
              <mo fence="true" stretchy="false">)</mo>
            </mrow>
            <mn>.</mn>
            <mi mathvariant="italic">Zuerst</mi>
            <mi mathvariant="italic">berechnen</mi>
            <mi mathvariant="italic">wir</mi>
            <mi mathvariant="italic">den</mi>
            <mi mathvariant="italic">Durchschnitt</mi>
            <mi mathvariant="normal">:</mi>
          </mrow>
        </mtd>
      </mtr>
      <mtr>
        <mtd>
          <mrow/>
        </mtd>
      </mtr>
      <mtr>
        <mtd>
          <mrow>
            <mover accent="true">
              <mi>x</mi>
              <mo stretchy="false">¯</mo>
            </mover>
            <mo stretchy="false">=</mo>
            <mrow>
              <mrow>
                <mo fence="true" stretchy="false">(</mo>
                <mrow>
                  <mrow>
                    <mn>80</mn>
                    <mo stretchy="false">+</mo>
                    <mn>85</mn>
                    <mo stretchy="false">+</mo>
                    <mn>88</mn>
                    <mo stretchy="false">+</mo>
                    <mn>92</mn>
                    <mo stretchy="false">+</mo>
                    <mn>95</mn>
                  </mrow>
                </mrow>
                <mo fence="true" stretchy="false">)</mo>
              </mrow>
              <mo stretchy="false">/</mo>
              <mn>5</mn>
            </mrow>
            <mo stretchy="false">=</mo>
            <mn>88</mn>
          </mrow>
        </mtd>
      </mtr>
      <mtr>
        <mtd>
          <mrow/>
        </mtd>
      </mtr>
      <mtr>
        <mtd>
          <mrow>
            <mi mathvariant="italic">Dann</mi>
            <mi mathvariant="italic">berechnen</mi>
            <mi mathvariant="italic">wir</mi>
            <mi mathvariant="italic">die</mi>
            <mi mathvariant="italic">Abweichung</mi>
            <mi mathvariant="italic">jedes</mi>
            <mi mathvariant="italic">Werts</mi>
            <mi mathvariant="italic">vom</mi>
            <mi mathvariant="italic">Durchschnitt</mi>
            <mi>,</mi>
            <mi mathvariant="italic">quadrieren</mi>
            <mi mathvariant="italic">diese</mi>
          </mrow>
        </mtd>
      </mtr>
      <mtr>
        <mtd>
          <mrow>
            <mi mathvariant="italic">Abweichungen</mi>
            <mi mathvariant="italic">und</mi>
            <mi mathvariant="italic">summieren</mi>
            <mi mathvariant="italic">sie</mi>
            <mi mathvariant="italic">auf</mi>
            <mi mathvariant="normal">: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n>80</mn>
                  <mo stretchy="false">−</mo>
                  <mn>88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n>85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88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92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+</mo>
              <mrow>
                <mo fence="true" stretchy="false">(</mo>
                <mrow>
                  <mrow>
                    <mn>95</mn>
                    <mo stretchy="false">−</mo>
                    <mn>88</mn>
                  </mrow>
                </mrow>
                <mo fence="true" stretchy="false">)</mo>
              </mrow>
            </mrow>
            <mrow>
              <mn>²</mn>
              <mo stretchy="false">=</mo>
              <mrow>
                <mn>64</mn>
                <mo stretchy="false">+</mo>
                <mn>9</mn>
                <mo stretchy="false">+</mo>
                <mn>0</mn>
                <mo stretchy="false">+</mo>
                <mn>16</mn>
                <mo stretchy="false">+</mo>
                <mn>49</mn>
              </mrow>
              <mo stretchy="false">=</mo>
              <mn>138</mn>
            </mrow>
          </mrow>
        </mtd>
      </mtr>
      <mtr>
        <mtd>
          <mrow/>
        </mtd>
      </mtr>
      <mtr>
        <mtd>
          <mrow>
            <mi mathvariant="italic">Nun</mi>
            <mi mathvariant="italic">teilen</mi>
            <mi mathvariant="italic">wir</mi>
            <mi mathvariant="italic">die</mi>
            <mi mathvariant="italic">Summe</mi>
            <mi mathvariant="italic">der</mi>
            <mi mathvariant="italic">quadrierten</mi>
            <mi mathvariant="italic">Abweichungen</mi>
            <mi mathvariant="italic">durch</mi>
            <mi mathvariant="italic">die</mi>
            <mi mathvariant="italic">Anzahl</mi>
            <mi mathvariant="italic">der</mi>
            <mi mathvariant="italic">Werte</mi>
            <mi mathvariant="italic">und</mi>
          </mrow>
        </mtd>
      </mtr>
      <mtr>
        <mtd>
          <mrow>
            <mi mathvariant="italic">ziehen</mi>
            <mi mathvariant="italic">die</mi>
            <mi mathvariant="italic">Quadratwurzel</mi>
            <mi>,</mi>
            <mi mathvariant="italic">um</mi>
            <mi mathvariant="italic">die</mi>
            <mi mathvariant="italic">Standardabweichung</mi>
            <mi mathvariant="italic">zu</mi>
            <mi mathvariant="italic">erhalten</mi>
            <mi mathvariant="normal">:</mi>
          </mrow>
        </mtd>
      </mtr>
      <mtr>
        <mtd>
          <mrow/>
        </mtd>
      </mtr>
      <mtr>
        <mtd>
          <mrow>
            <mrow>
              <mi>σ</mi>
              <mo stretchy="false">=</mo>
              <mi>√</mi>
            </mrow>
            <mrow>
              <mo fence="true" stretchy="false">(</mo>
              <mrow>
                <mrow>
                  <mn>138</mn>
                  <mo stretchy="false">/</mo>
                  <mn>4</mn>
                </mrow>
              </mrow>
              <mo fence="true" stretchy="false">)</mo>
            </mrow>
            <mi>≈</mi>
            <mi>√</mi>
            <mn>34</mn>
            <mn>,5</mn>
            <mi>≈</mi>
            <mn>5</mn>
            <mn>,8737</mn>
          </mrow>
        </mtd>
      </mtr>
      <mtr>
        <mtd>
          <mrow/>
        </mtd>
      </mtr>
      <mtr>
        <mtd>
          <mrow>
            <mi mathvariant="italic">Die</mi>
            <mi mathvariant="italic">Standardabweichung</mi>
            <mi mathvariant="italic">für</mi>
            <mi mathvariant="italic">diese</mi>
            <mi mathvariant="italic">Stichprobe</mi>
            <mi mathvariant="italic">beträgt</mi>
            <mi mathvariant="italic">also</mi>
            <mi mathvariant="italic">etwa</mi>
            <mn>5</mn>
            <mn>,8737</mn>
          </mrow>
        </mtd>
      </mtr>
    </mtable>
    <annotation encoding="StarMath 5.0">σ = √(Σ(xi - µ)² / N)
newline
Beispiel:newline
newline
Angenommen, wir haben eine Stichprobe von 5 Werten, die die Punktzahlen in einem newline Mathetest darstellen: (80, 85, 88, 92 ,95). Zuerst berechnen wir den Durchschnitt: newline
 newline
bar{x} = (80 + 85 + 88 + 92 + 95) / 5 = 88 newline
 newline
Dann berechnen wir die Abweichung jedes Werts vom Durchschnitt, quadrieren diese newline Abweichungen und summieren sie auf: newline
 newline
(80 - 88)² + (85 - 88)² + (88 - 88)² + (92 - 88)² + (95 - 88)² = 64+9+0+16+49=138 newline
 newline
Nun teilen wir die Summe der quadrierten Abweichungen durch die Anzahl der Werte und newline ziehen die Quadratwurzel, um die Standardabweichung zu erhalten: newline
 newline
σ = √(138 / 4) ≈ √34,5 ≈ 5,8737 newline
 newline
Die Standardabweichung für diese Stichprobe beträgt also etwa 5,8737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7T11:32:59.851000000</meta:creation-date>
    <dc:date>2023-10-18T18:28:10.330000000</dc:date>
    <meta:editing-duration>PT17M19S</meta:editing-duration>
    <meta:editing-cycles>3</meta:editing-cycles>
    <meta:generator>LibreOffice/6.3.2.2$Windows_X86_64 LibreOffice_project/98b30e735bda24bc04ab42594c85f7fd8be07b9c</meta:generator>
  </office:meta>
</office:document-meta>
</file>